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6"/>
  <manifest:file-entry manifest:media-type="" manifest:full-path="ObjectReplacements/Object 1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image/png" manifest:full-path="Thumbnails/thumbnail.png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break-before="auto" fo:break-after="auto" style:writing-mode="lr-tb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 fo:break-before="auto" fo:break-after="auto" style:writing-mode="lr-tb"/>
      <style:text-properties fo:font-size="14pt" style:font-size-asian="14pt" style:font-size-complex="14pt"/>
    </style:style>
    <style:style style:name="P10" style:family="paragraph" style:parent-style-name="Standard">
      <style:paragraph-properties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break-before="auto" fo:break-after="auto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 fo:break-before="auto" fo:break-after="auto" style:writing-mode="lr-tb">
        <style:tab-stops>
          <style:tab-stop style:position="16.0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break-before="auto" fo:break-after="auto" style:writing-mode="lr-tb">
        <style:tab-stops>
          <style:tab-stop style:position="16.0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break-before="auto" fo:break-after="auto" style:writing-mode="lr-tb">
        <style:tab-stops>
          <style:tab-stop style:position="16.081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 fo:break-before="auto" fo:break-after="auto" style:writing-mode="lr-tb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>
        <style:tab-stops>
          <style:tab-stop style:position="16.087cm"/>
        </style:tab-stops>
      </style:paragraph-properties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page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  <style:text-properties fo:color="#000000" style:text-line-through-style="none" style:font-name="Times New Roman" fo:font-size="14pt" fo:language="uk" fo:country="UA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</style:style>
    <style:style style:name="P30" style:family="paragraph" style:parent-style-name="Standard">
      <style:paragraph-properties fo:margin-left="0cm" fo:margin-right="0cm" fo:margin-top="0.372cm" fo:margin-bottom="0cm" fo:line-height="94%" fo:text-align="center" style:justify-single-word="false" fo:text-indent="0cm" style:auto-text-indent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9.991cm" fo:margin-right="0cm" fo:text-align="justify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9.991cm" fo:margin-right="0cm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4pt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text-indent="1.101cm" style:auto-text-indent="false" fo:break-before="pag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1.101cm" style:auto-text-indent="false" fo:break-before="auto" fo:break-after="auto" style:writing-mode="lr-tb"/>
    </style:style>
    <style:style style:name="P35" style:family="paragraph" style:parent-style-name="Standard">
      <style:paragraph-properties fo:margin-left="0cm" fo:margin-right="0cm" fo:text-align="justify" style:justify-single-word="false" fo:text-indent="1.101cm" style:auto-text-indent="false" fo:break-before="auto" fo:break-after="auto" style:writing-mode="lr-tb"/>
    </style:style>
    <style:style style:name="P36" style:family="paragraph" style:parent-style-name="Standard">
      <style:paragraph-properties fo:margin-left="0cm" fo:margin-right="0cm" fo:text-align="justify" style:justify-single-word="false" fo:text-indent="1.101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1.249cm" fo:margin-right="0cm" fo:text-indent="0cm" style:auto-text-indent="false" fo:break-before="auto" fo:break-after="auto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1.249cm" fo:margin-right="0cm" fo:text-indent="0cm" style:auto-text-indent="false" fo:break-before="auto" fo:break-after="auto" style:writing-mode="lr-tb">
        <style:tab-stops>
          <style:tab-stop style:position="14.838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text-indent="1.249cm" style:auto-text-indent="false" fo:break-before="auto" fo:break-after="auto" style:writing-mode="lr-tb">
        <style:tab-stops>
          <style:tab-stop style:position="16.08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indent="1.249cm" style:auto-text-indent="false" fo:break-before="auto" fo:break-after="auto" style:writing-mode="lr-tb">
        <style:tab-stops>
          <style:tab-stop style:position="16.081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1.27cm" fo:margin-right="0cm" fo:text-indent="0cm" style:auto-text-indent="false" fo:break-before="auto" fo:break-after="auto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2" style:family="paragraph" style:parent-style-name="Standard" style:master-page-name="Титулка">
      <style:paragraph-properties fo:text-align="center" style:justify-single-word="false" style:page-number="auto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" style:list-style-name="L1">
      <style:paragraph-properties fo:margin-left="1.249cm" fo:margin-right="0cm" fo:text-indent="0cm" style:auto-text-indent="false" fo:break-before="auto" fo:break-after="auto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margin-left="1.249cm" fo:margin-right="0cm" fo:text-indent="0cm" style:auto-text-indent="false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 style:list-style-name="L1">
      <style:paragraph-properties fo:margin-left="0cm" fo:margin-right="0cm" fo:text-indent="0cm" style:auto-text-indent="false" style:writing-mode="lr-tb">
        <style:tab-stops>
          <style:tab-stop style:position="14.81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text-line-through-style="none" style:text-position="0% 100%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style:writing-mode="lr-tb">
        <style:tab-stops/>
      </style:paragraph-properties>
      <style:text-properties fo:color="#000000" style:text-line-through-style="none" style:font-name="Times New Roman" fo:font-size="14pt" fo:language="uk" fo:country="UA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48" style:family="paragraph" style:parent-style-name="Standard" style:list-style-name="L2">
      <style:paragraph-properties fo:break-before="auto" fo:break-after="auto" style:writing-mode="lr-tb">
        <style:tab-stops>
          <style:tab-stop style:position="14.194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margin-left="1.905cm" fo:margin-right="0cm" fo:text-indent="-0.635cm" style:auto-text-indent="false" style:writing-mode="lr-tb">
        <style:tab-stops>
          <style:tab-stop style:position="14.194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50" style:family="paragraph" style:parent-style-name="Heading_20_4">
      <style:paragraph-properties fo:text-align="center" style:justify-single-word="false" fo:break-before="pag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1" style:family="paragraph" style:parent-style-name="Heading_20_3">
      <style:paragraph-properties fo:text-align="center" style:justify-single-word="false" fo:break-before="auto" fo:break-after="auto" style:writing-mode="lr-tb"/>
      <style:text-properties fo:font-size="16pt" style:font-size-asian="16pt" style:font-size-complex="16pt"/>
    </style:style>
    <style:style style:name="P52" style:family="paragraph" style:parent-style-name="Heading_20_5">
      <style:paragraph-properties fo:text-align="center" style:justify-single-word="false" fo:break-before="auto" fo:break-after="auto" style:writing-mode="lr-tb"/>
      <style:text-properties fo:font-size="14pt" style:font-size-asian="14pt" style:font-size-complex="14pt"/>
    </style:style>
    <style:style style:name="P53" style:family="paragraph" style:parent-style-name="Heading_20_5">
      <style:paragraph-properties fo:break-before="auto" fo:break-after="auto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text-position="0% 100%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Times New Roman" fo:font-size="14pt" fo:font-style="italic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" style:family="text">
      <style:text-properties style:font-name="Verdana" style:font-name-asian="Verdana" style:font-name-complex="Verdana"/>
    </style:style>
    <style:style style:name="T5" style:family="text">
      <style:text-properties style:text-position="-33% 8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italic"/>
    </style:style>
    <style:style style:name="T9" style:family="text">
      <style:text-properties style:text-position="0% 100%" style:font-name="Trebuchet MS" style:font-name-asian="Trebuchet MS" style:font-name-complex="Trebuchet MS"/>
    </style:style>
    <style:style style:name="T10" style:family="text">
      <style:text-properties style:text-position="0% 100%" style:font-name="Trebuchet MS" fo:font-style="italic" style:font-name-asian="Trebuchet MS" style:font-style-asian="italic" style:font-name-complex="Trebuchet MS" style:font-style-complex="italic"/>
    </style:style>
    <style:style style:name="T11" style:family="text">
      <style:text-properties style:text-position="0% 100%" style:font-name="Times New Roman" style:font-name-asian="Trebuchet MS" style:font-name-complex="Trebuchet MS"/>
    </style:style>
    <style:style style:name="T12" style:family="text">
      <style:text-properties style:text-position="0% 100%" style:font-name="Times New Roman" fo:font-style="italic" style:font-name-asian="Trebuchet MS" style:font-style-asian="italic" style:font-name-complex="Trebuchet MS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Times New Roman" style:font-name-asian="Trebuchet MS" style:font-name-complex="Trebuchet MS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font-name="Times New Roman1" style:font-name-asian="Times New Roman1" style:font-name-complex="Times New Roman1"/>
    </style:style>
    <style:style style:name="T17" style:family="text">
      <style:text-properties style:font-name="OpenSymbol" style:font-name-asian="OpenSymbol" style:font-name-complex="OpenSymbo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МІНІСТЕРСТВО ОСВІТИ І НАУКИ УКРАЇНИ</text:p>
      <text:p text:style-name="P11">ПОЛТАВСЬКИЙ НАЦІОНАЛЬНИЙ ТЕХНІЧНИЙ <text:s/>УНІВЕРСИТЕТ </text:p>
      <text:p text:style-name="P11">ІМЕНІ ЮРІЯ КОНДРАТЮКА</text:p>
      <text:p text:style-name="P18"/>
      <text:p text:style-name="P21">ФАКУЛЬТЕТ ІНФОРМАЦІЙНИХ ТА ТЕЛЕКОМУНІКАЦІЙНИХ ТЕХНОЛОГІЙ І СИСТЕМ</text:p>
      <text:p text:style-name="P3"/>
      <text:p text:style-name="P11">КАФЕДРА <text:s/>ПРИКЛАДНОЇ <text:s/>МАТЕМАТИКИ, ІНФОРМАТИКИ ТА </text:p>
      <text:p text:style-name="P11">МАТЕМАТИЧНОГО МОДЕЛЮВАННЯ</text:p>
      <text:p text:style-name="P10"/>
      <text:p text:style-name="P30"/>
      <text:p text:style-name="P5"/>
      <text:h text:style-name="P51" text:outline-level="10">ДИПЛОМНА <text:s/>РОБОТА СПЕЦІАЛІСТА</text:h>
      <text:p text:style-name="P6"/>
      <text:p text:style-name="P11">зі спеціальності 7.080201 «Інформатика»</text:p>
      <text:p text:style-name="P11"/>
      <text:p text:style-name="P11">на тему</text:p>
      <text:p text:style-name="P7"/>
      <text:p text:style-name="P17">«Матричнні ігри»</text:p>
      <text:p text:style-name="P19"/>
      <text:p text:style-name="P19"/>
      <text:h text:style-name="P52" text:outline-level="10">Студента групи 501-ЕІ <text:s/>Фесюри Сергія Леонідовича</text:h>
      <text:h text:style-name="P53" text:outline-level="10"/>
      <text:p text:style-name="P9"/>
      <text:p text:style-name="P31">Керівник роботи</text:p>
      <text:p text:style-name="P31">кадидат фіз.-мат. наук,</text:p>
      <text:p text:style-name="P32">доцент Іванов М.І.</text:p>
      <text:p text:style-name="P20"/>
      <text:p text:style-name="P4"/>
      <text:p text:style-name="P31">Завідувач кафедри </text:p>
      <text:p text:style-name="P31">доктор фіз.-мат. наук,</text:p>
      <text:p text:style-name="P31">професор Губреєв Г.М.</text:p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2">Полтава <text:s/>2012</text:p>
      <text:p text:style-name="P33">РЕФЕРАТ</text:p>
      <text:p text:style-name="P34"/>
      <text:p text:style-name="P35">Дипломна робота спеціаліста: __ с., __ малюнки, __ додатки, __ джерел.</text:p>
      <text:p text:style-name="P35">Об’єкт дослідження <text:span text:style-name="T4"></text:span> матричні ігри.</text:p>
      <text:p text:style-name="P35">Мета роботи <text:span text:style-name="T4"></text:span> розроблення ефективного методу та його програмної реалізації знаходження оптимального розв’язку матричної гри.</text:p>
      <text:p text:style-name="P35">Методи <text:span text:style-name="T4"></text:span> симплексний, Брауна-Робінсона, графічний. Програма реалізована в середовищі Komodo Edit на мові JavaScript.</text:p>
      <text:p text:style-name="P35"/>
      <text:p text:style-name="P35">Відповідно до поставленого завдання <text:s/>у роботі досліджено викладені раніше підходи до розв’язування матричних ігор. Здійснена програмна реалізація трьох основних методів. </text:p>
      <text:p text:style-name="P35"/>
      <text:p text:style-name="P36">Ключові слова: ТЕОРІЯ ІГОР, МАТРИЧН ІГРИ, СИМПЛЕКС-МЕТОД, МЕТОД БРАУНА-РОБІНСОНА, ГРАФІЧНИЙ МЕТОД, МАТЕМАТИЧНІ МЕТОДИ В РІЗНИХ ГАЛУЗЯХ. </text:p>
      <text:h text:style-name="P50" text:outline-level="10">ЗМІСТ</text:h>
      <text:p text:style-name="P16"/>
      <text:p text:style-name="P22">ПЕРЕЛІК УМОВНИХ ПОЗНАЧЕНЬ, СИМВОЛІВ, СКОРОЧЕНЬ</text:p>
      <text:p text:style-name="P23">І ТЕРМІНІВ <text:tab/>3</text:p>
      <text:p text:style-name="P23"/>
      <text:p text:style-name="P13">ВСТУП <text:tab/>4</text:p>
      <text:p text:style-name="P12"/>
      <text:p text:style-name="P14">1 ПОСТАНОВКА ЗАДАЧІ <text:tab/>5</text:p>
      <text:p text:style-name="P38">1.1 Матрична гра<text:tab/>5</text:p>
      <text:p text:style-name="P39">1.2 Математична модель задачі<text:tab/>7</text:p>
      <text:p text:style-name="P12"/>
      <text:p text:style-name="P14">2 <text:s/>ІНФОРМАЦІЙНИЙ ОГЛЯД <text:tab/>9</text:p>
      <text:p text:style-name="P39">2.1 Огляд задач, що зводяться до антагоністичної гри <text:tab/>9</text:p>
      <text:list xml:id="list17356853622" text:style-name="L1">
        <text:list-item>
          <text:list>
            <text:list-item>
              <text:p text:style-name="P43">Огляд методів розв’язування антагоністичних ігор<text:tab/>20</text:p>
            </text:list-item>
            <text:list-item>
              <text:p text:style-name="P44">Ігри з природою<text:tab/>21</text:p>
            </text:list-item>
            <text:list-item>
              <text:p text:style-name="P44">Рішення матричних ігор в нечітких змішинних стратегіях<text:tab/>22</text:p>
              <text:p text:style-name="P45"/>
            </text:list-item>
          </text:list>
        </text:list-item>
      </text:list>
      <text:p text:style-name="P14">3 <text:s/>ТЕОРЕТИЧНА <text:s/>ЧАСТИНА<text:tab/>32</text:p>
      <text:p text:style-name="P41">3.1 Використання симплексного <text:s/>та двоїстого симплексного методу в <text:s text:c="6"/>розв’язанні матричних ігор<text:tab/>32</text:p>
      <text:list xml:id="list558893411" text:style-name="L2">
        <text:list-item>
          <text:list>
            <text:list-item>
              <text:p text:style-name="P48"><text:s/>Використання методу Брауна-Робінсона в розв’язанні<text:line-break/> матричних ігор<text:tab/>38</text:p>
            </text:list-item>
            <text:list-item>
              <text:p text:style-name="P48">Використання графічного методу в розв’язанні матричних ігор<text:tab/>39</text:p>
            </text:list-item>
            <text:list-item>
              <text:p text:style-name="P49">Рішення ігор з природою через зведення до <text:s/>антагоністичної гри<text:tab/>40</text:p>
            </text:list-item>
          </text:list>
        </text:list-item>
      </text:list>
      <text:p text:style-name="P12"/>
      <text:p text:style-name="P15">4 ПРАКТИЧНА РЕАЛІЗАЦІЯ <text:tab/>37</text:p>
      <text:p text:style-name="P40">4.1 Структура та опис програмного забезпечення<text:tab/>41</text:p>
      <text:p text:style-name="P39">4.2 Інструкція щодо використання<text:tab/>44</text:p>
      <text:p text:style-name="P37"/>
      <text:p text:style-name="P13">ВИСНОВКИ<text:tab/>46</text:p>
      <text:p text:style-name="P14">СПИСОК ВИКОРИСТАНОЇ ЛІТЕРАТУРИ<text:tab/>48</text:p>
      <text:p text:style-name="P24"/>
      <text:p text:style-name="P15">ДОДАТОК А. Вихідні коди программ <text:tab/>49</text:p>
      <text:p text:style-name="P25">ПЕРЕЛІК УМОВНИХ ПОЗНАЧЕНЬ, СИМВОЛІВ, СКОРОЧЕНЬ І ТЕРМІНІВ</text:p>
      <text:p text:style-name="P26"/>
      <text:p text:style-name="P27"><text:tab/>Я буду розглядати тільки парні антагоністичні ігри, тобто такі, в яких приймають участь тільки два гравці, і виграш одного гравця рівний програшу іншого. Крім того, я приймаю, що кожен гравець має скінченну кількість стратегій: U<text:span text:style-name="T5">1</text:span>={a<text:span text:style-name="T5">1</text:span>, a<text:span text:style-name="T5">2</text:span>,..., a<text:span text:style-name="T5">m</text:span>} – множина стратегій першого гравця; U<text:span text:style-name="T5">2</text:span>={b<text:span text:style-name="T5">1</text:span>, b<text:span text:style-name="T5">2</text:span>, ... b<text:span text:style-name="T5">n</text:span>} – множина стратегій другого гравця.</text:p>
      <text:p text:style-name="P27"><text:tab/>Ці стратегії назваються чистими на відміну від змішаних, які я введу далі.</text:p>
      <text:p text:style-name="P29"><text:tab/><text:span text:style-name="T2">Множина U1 ∪ U2 — декартовий добуток множин стратегій гравців називається множиною ситуаці гри. Для кожної ситуації повинна бути визначена ціна гри. Так як гра антагоністична достатньо визначити виграш</text:span><text:span text:style-name="T7"> </text:span><text:span text:style-name="T3">а</text:span><text:span text:style-name="T8"> </text:span><text:span text:style-name="T2">одного з гравців, наприклад першого. Тоді виграш другого буде рівний (-</text:span><text:span text:style-name="T3">а</text:span><text:span text:style-name="T2">). Таким чином визначається матриця виграшів першого гравця (для другого гравця матриця виграшів буде -А): </text:span></text:p>
      <text:p text:style-name="P46"><draw:frame draw:style-name="fr1" draw:name="Об'єкт1" text:anchor-type="as-char" svg:y="-1.513cm" svg:width="4.152cm" svg:height="2.9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><text:bookmark text:name="result_box"/><text:span text:style-name="T1">Визначення</text:span>. Система Г = {U1, U2, A} називається матричною грою двох осіб. Розігрування матричної гри зводиться до вибору гравцем 1 i-го рядка матриці виграшів, а гравцем 2 - j-го стовпця. Після цього гравець 1 отримує виграш рівний а<text:span text:style-name="T13">ij</text:span>, а гравець 2 - (-а<text:span text:style-name="T13">ij</text:span>). При правильній грі гравець 1 може завжди гарантувати собі виграш, який назвемо нижнім значенням ціни гри. Позначимо його: <draw:frame draw:style-name="fr1" draw:name="Об'єкт2" text:anchor-type="as-char" svg:y="-0.377cm" svg:width="2.727cm" svg:height="0.748cm" draw:z-index="1"><draw:object xlink:href="./Object 2" xlink:type="simple" xlink:show="embed" xlink:actuate="onLoad"/><draw:image xlink:href="./ObjectReplacements/Object 2" xlink:type="simple" xlink:show="embed" xlink:actuate="onLoad"/></draw:frame>. У свою чергу, гравець 2 може гарантувати собі програш, який назвемо верхнім значенням ціни гри. Позначимо його:<draw:frame draw:style-name="fr1" draw:name="Об'єкт3" text:anchor-type="as-char" svg:y="-0.377cm" svg:width="2.648cm" svg:height="0.75cm" draw:z-index="2"><draw:object xlink:href="./Object 3" xlink:type="simple" xlink:show="embed" xlink:actuate="onLoad"/><draw:image xlink:href="./ObjectReplacements/Object 3" xlink:type="simple" xlink:show="embed" xlink:actuate="onLoad"/></draw:frame>. Чисті стратегії i* і j*, що відповідають <draw:frame draw:style-name="fr1" draw:name="Об'єкт4" text:anchor-type="as-char" svg:y="-0.377cm" svg:width="0.422cm" svg:height="0.467cm" draw:z-index="3"><draw:object xlink:href="./Object 4" xlink:type="simple" xlink:show="embed" xlink:actuate="onLoad"/><draw:image xlink:href="./ObjectReplacements/Object 4" xlink:type="simple" xlink:show="embed" xlink:actuate="onLoad"/></draw:frame> і <draw:frame draw:style-name="fr1" draw:name="Об'єкт5" text:anchor-type="as-char" svg:y="-0.377cm" svg:width="0.422cm" svg:height="0.469cm" draw:z-index="4"><draw:object xlink:href="./Object 5" xlink:type="simple" xlink:show="embed" xlink:actuate="onLoad"/><draw:image xlink:href="./ObjectReplacements/Object 5" xlink:type="simple" xlink:show="embed" xlink:actuate="onLoad"/></draw:frame> називаються максимінною і мінімаксною стратегіями.</text:p>
      <text:p text:style-name="P28"><text:span text:style-name="T1">Лемма 1</text:span>. В матричній грі <draw:frame draw:style-name="fr1" draw:name="Об'єкт6" text:anchor-type="as-char" svg:y="-0.377cm" svg:width="0.995cm" svg:height="0.469cm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28">Визначення. Ситуація (i*, j*) називається ситуацією рівноваги, якщо для i'=1, <text:soft-page-break/>2, ..., m, j'=1, 2, ..., n виконується нерівність:.a<text:span text:style-name="T13">ij' </text:span><text:span text:style-name="T9">≤ </text:span><text:span text:style-name="T11">a</text:span><text:span text:style-name="T14">i'j' </text:span><text:span text:style-name="T9">≤ </text:span><text:span text:style-name="T11">a</text:span><text:span text:style-name="T14">i'j</text:span> Ситуація рівноваги це така ситуація, від якої жодному з гравців не вигідно відхилятися. В цьому випадку стратегії i*, j* називають оптимальними стратегіями гравців. Щоб така ситуація існувала необхідно і достатньо рівність верхньої та нижньої цін гри, тобто <draw:frame draw:style-name="fr1" draw:name="Об'єкт7" text:anchor-type="as-char" svg:y="-0.377cm" svg:width="0.422cm" svg:height="0.467cm" draw:z-index="11"><draw:object xlink:href="./Object 7" xlink:type="simple" xlink:show="embed" xlink:actuate="onLoad"/><draw:image xlink:href="./ObjectReplacements/Object 7" xlink:type="simple" xlink:show="embed" xlink:actuate="onLoad"/></draw:frame> = <draw:frame draw:style-name="fr1" draw:name="Об'єкт8" text:anchor-type="as-char" svg:y="-0.377cm" svg:width="0.422cm" svg:height="0.469cm" draw:z-index="12"><draw:object xlink:href="./Object 8" xlink:type="simple" xlink:show="embed" xlink:actuate="onLoad"/><draw:image xlink:href="./ObjectReplacements/Object 8" xlink:type="simple" xlink:show="embed" xlink:actuate="onLoad"/></draw:frame>= <text:span text:style-name="T6">v</text:span>.</text:p>
      <text:p text:style-name="P28"><text:span text:style-name="T1">Визначення</text:span>. Нехай (i*, j*) - ситуацією рівноваги в матричній грі. Тоді число <text:span text:style-name="T6">v = a</text:span><text:span text:style-name="T15">i'j'</text:span> називається значенням або ціною гри. Наприклад, у грі Г<text:span text:style-name="T13">А</text:span> з матрицею </text:p>
      <text:p text:style-name="P28"><draw:frame draw:style-name="fr1" draw:name="Об'єкт9" text:anchor-type="as-char" svg:y="-0.958cm" svg:width="2.611cm" svg:height="1.667cm" draw:z-index="13"><draw:object xlink:href="./Object 9" xlink:type="simple" xlink:show="embed" xlink:actuate="onLoad"/><draw:image xlink:href="./ObjectReplacements/Object 9" xlink:type="simple" xlink:show="embed" xlink:actuate="onLoad"/></draw:frame> існує не одна ситуація рівноваги. В даній грі їх дві: (1, 1) і (1, 3). Безліч всіх ситуацій рівноваги в матричній грі позначимо через Z(Г).</text:p>
      <text:p text:style-name="P28"><text:span text:style-name="T1">Лемма про масштаб 1</text:span>. Нехай Г і Г' - дві матричні ігри з матрицею виграшів А = {aij} і A' = {a'ij}, причому А' = bА + a, b = const, a = const. Тоді Z(Г) = Z(Г') і n' = bn + a (де n' - значення ціни гри Г', n - значення ціни гри Г).</text:p>
      <text:p text:style-name="P28"><text:tab/>Ця лема має велике практичне значення, так як більшість алгоритмів для рішення матричних ігор засновано на припущенні, що матриця гри позитивна. У випадку, коли матриця має непозитивно елементи, слід додати до всіх елементів матриці число найбільше за абсолютною величиною, з усіх негативних елементів. Існують ігри, в яких ситуації рівноваги в чистих стратегіях не існує. Тоді гравцям буває не вигідно дотримуватися своїх мінімаксних і максимінних стратегій, так як вони можуть отримати більший виграш, відхилившись від них. В цьому випадку гравцям розумно діяти випадково, тобто вибирати стратегії довільно і не повідомляти про вибір суперника. Такі стратегії гравців будемо називати змішаними.</text:p>
      <text:p text:style-name="P28"><text:span text:style-name="T1">Визначення</text:span>. Змішаною стратегією гравця називається повний набір ймовірностей застосування його чистих стратегій.</text:p>
      <text:p text:style-name="P28"><text:tab/>Так якщо гравець 1 має m чистих стратегій, то його змішана стратегія x - це набір чисел x = (x<text:span text:style-name="T13">1</text:span>, x<text:span text:style-name="T13">2</text:span>, ..., x<text:span text:style-name="T13">m</text:span>), які задовольняють співвідношенням <text:span text:style-name="T6">x</text:span><text:span text:style-name="T15">i </text:span><text:span text:style-name="T10">≥</text:span><text:span text:style-name="T11"> </text:span><text:span text:style-name="T12">0</text:span><text:span text:style-name="T11"> </text:span>,<text:span text:style-name="T16">∑</text:span> <text:span text:style-name="T6">x</text:span><text:span text:style-name="T15">i</text:span> = 1. Аналогічним чином визначається змішана стратегія y гравця 2.</text:p>
      <text:p text:style-name="P28"><text:span text:style-name="T1">Визначення</text:span>. Оптимальними стратегіями гравців називаються стратегії, які при багаторазовому повторенні забезпечують гравцям максимально можливий <text:soft-page-break/>середній виграш (або мінімально можливий середній програш). Таким чином, процес гри при використанні гравцями своїх змішаних стратегій перетворюється на випадкове випробування, яке назвемо ситуацією в змішаних стратегіях. Вона позначається так (x, y), де x і y - змішані стратегії гравців 1 і 2 відповідно. </text:p>
      <text:p text:style-name="P28">Для ситуації в змішаних стратегіях кожен гравець визначає для себе середній виграш, який виражається у вигляді математичного очікування його виграшів:.K(x, y) = <draw:frame draw:style-name="fr1" draw:name="Об'єкт10" text:anchor-type="as-char" svg:y="-0.713cm" svg:width="2.531cm" svg:height="1.139cm" draw:z-index="6"><draw:object xlink:href="./Object 10" xlink:type="simple" xlink:show="embed" xlink:actuate="onLoad"/><draw:image xlink:href="./ObjectReplacements/Object 10" xlink:type="simple" xlink:show="embed" xlink:actuate="onLoad"/></draw:frame> Від матричної гри прийшли до нової гри <draw:frame draw:style-name="fr1" draw:name="Об'єкт11" text:anchor-type="as-char" svg:y="-0.377cm" svg:width="0.538cm" svg:height="0.467cm" draw:z-index="7"><draw:object xlink:href="./Object 11" xlink:type="simple" xlink:show="embed" xlink:actuate="onLoad"/><draw:image xlink:href="./ObjectReplacements/Object 11" xlink:type="simple" xlink:show="embed" xlink:actuate="onLoad"/></draw:frame> = {X, Y, K}, де X, Y - множини змішаних стратегій гравців, а K - функція виграшів в змішаних стратегіях. Таку гру називають змішаним розширенням матричної гри. Цілі гравців залишаються незмінними: гравець 1 бажає отримати максимальний виграш, а гравець 2 прагне звести свій програш до мінімуму. Тому для змішаного розширення гри, аналогічним чином визначаються верхнє і нижнє значення ціни гри, тільки тепер гравці вибирають свої змішані стратегії. Позначимо їх:<draw:frame draw:style-name="fr1" draw:name="Об'єкт12" text:anchor-type="as-char" svg:y="-0.386cm" svg:width="3.685cm" svg:height="0.758cm" draw:z-index="8"><draw:object xlink:href="./Object 12" xlink:type="simple" xlink:show="embed" xlink:actuate="onLoad"/><draw:image xlink:href="./ObjectReplacements/Object 12" xlink:type="simple" xlink:show="embed" xlink:actuate="onLoad"/></draw:frame>, <draw:frame draw:style-name="fr1" draw:name="Об'єкт13" text:anchor-type="as-char" svg:y="-0.386cm" svg:width="3.685cm" svg:height="0.758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P28">В цьому випадку залишається справедливою лема 1, тобто <draw:frame draw:style-name="fr1" draw:name="Об'єкт14" text:anchor-type="as-char" svg:y="-0.377cm" svg:width="0.995cm" svg:height="0.469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28"><text:span text:style-name="T1">Визначення</text:span>. Ситуація (x*, y*) в грі утворює ситуацію рівноваги, якщо для всіх x <text:span text:style-name="T17"> </text:span>X, y <text:span text:style-name="T17"> </text:span>Y виконується рівність: K (x, y *) ≤ K (x *, y *) ≤ K (x *, y). Щоб ситуація рівноваги в змішаному розширенні гри існувала необхідно і достатньо рівність верхньої та нижньої цін гри, тобто <text:s/><draw:frame draw:style-name="fr1" draw:name="Об'єкт15" text:anchor-type="as-char" svg:y="-0.377cm" svg:width="0.422cm" svg:height="0.46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 = <draw:frame draw:style-name="fr1" draw:name="Об'єкт16" text:anchor-type="as-char" svg:y="-0.377cm" svg:width="0.422cm" svg:height="0.469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= <text:span text:style-name="T6">v</text:span>, де <text:span text:style-name="T6">v</text:span> - ціна гри. Для випадку змішаного розширення гри також справедлива лема про масштаб. <text:span text:style-name="T1">Лемма про масштаб 2</text:span>. Нехай Г<text:span text:style-name="T13">А</text:span> і Г<text:span text:style-name="T13">А'</text:span> - дві матричні ігри А' = aА + В, a = const, В - матриця з однаковими елементами b, тобто b<text:span text:style-name="T13">ij</text:span> = b для всіх i, j. Тоді Z (<draw:frame draw:style-name="fr2" draw:name="Об'єкт17" text:anchor-type="as-char" svg:y="-0.377cm" svg:width="0.716cm" svg:height="0.531cm" draw:z-index="16"><draw:object xlink:href="./Object 17" xlink:type="simple" xlink:show="embed" xlink:actuate="onLoad"/><draw:image xlink:href="./ObjectReplacements/Object 17" xlink:type="simple" xlink:show="embed" xlink:actuate="onLoad"/></draw:frame>) = Z (Г<text:span text:style-name="T13">А'</text:span>) і n<text:span text:style-name="T13">А'</text:span> = an<text:span text:style-name="T13">А</text:span> + b (де nА / - значення ціни гри Г<text:span text:style-name="T13">А'</text:span>, n<text:span text:style-name="T13">А</text:span> - значення ціни гри Г<text:span text:style-name="T13">А</text:span>).</text:p>
      <text:p text:style-name="P28"><text:span text:style-name="T1">Теорема</text:span>. У змішаному розширенні матричної гри завжди існує ситуація рівноваги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Times New Roman1" svg:font-family="'Times New Roman'" style:font-family-generic="roman"/>
    <style:font-face style:name="FreeSans1" svg:font-family="FreeSans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Standard" style:class="text">
      <style:paragraph-properties fo:margin-left="0cm" fo:margin-right="0cm" fo:text-align="justify" style:justify-single-word="false" fo:text-indent="1.101cm" style:auto-text-indent="false" fo:break-before="auto" fo:break-after="auto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class="text">
      <style:paragraph-properties fo:text-align="justify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Standard" style:class="text">
      <style:paragraph-properties fo:margin-left="1.207cm" fo:margin-right="0cm" fo:text-align="justify" style:justify-single-word="false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List11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1">
      <text:list-level-style-number text:level="1" text:style-name="List11Level0" style:num-suffix="." style:num-format="1">
        <style:list-level-properties text:space-before="0.635cm" text:min-label-width="0.238cm"/>
      </text:list-level-style-number>
      <text:list-level-style-number text:level="2" text:style-name="List11Level1" style:num-suffix="." style:num-format="1">
        <style:list-level-properties text:space-before="1.905cm" text:min-label-width="0.217cm"/>
      </text:list-level-style-number>
      <text:list-level-style-number text:level="3" text:style-name="List11Level2" style:num-suffix="." style:num-format="1">
        <style:list-level-properties text:min-label-width="3.768cm" text:min-label-distance="0.275cm" fo:text-align="end"/>
      </text:list-level-style-number>
      <text:list-level-style-number text:level="4" text:style-name="List11Level3" style:num-suffix="." style:num-format="1">
        <style:list-level-properties text:space-before="4.445cm" text:min-label-width="1.207cm"/>
      </text:list-level-style-number>
      <text:list-level-style-number text:level="5" text:style-name="List11Level4" style:num-suffix="." style:num-format="1">
        <style:list-level-properties text:space-before="5.715cm" text:min-label-width="1.185cm"/>
      </text:list-level-style-number>
      <text:list-level-style-number text:level="6" text:style-name="List11Level5" style:num-suffix="." style:num-format="1">
        <style:list-level-properties text:min-label-width="8.784cm" text:min-label-distance="1.482cm" fo:text-align="end"/>
      </text:list-level-style-number>
      <text:list-level-style-number text:level="7" text:style-name="List11Level6" style:num-suffix="." style:num-format="1">
        <style:list-level-properties text:space-before="8.255cm" text:min-label-width="1.778cm"/>
      </text:list-level-style-number>
      <text:list-level-style-number text:level="8" text:style-name="List11Level7" style:num-suffix="." style:num-format="1">
        <style:list-level-properties text:space-before="9.525cm" text:min-label-width="2.392cm"/>
      </text:list-level-style-number>
      <text:list-level-style-number text:level="9" text:style-name="List11Level8" style:num-suffix="." style:num-format="1">
        <style:list-level-properties text:min-label-width="13.801cm" text:min-label-distance="2.6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Реферат"/>
    <style:master-page style:name="Титулка" style:page-layout-name="Mpm2" style:next-style-name="Реферат"/>
    <style:master-page style:name="Реферат" style:page-layout-name="Mpm2" style:next-style-name="Зміст"/>
    <style:master-page style:name="Зміст" style:page-layout-name="Mpm2" style:next-style-name="ПЕРЕЛІК_20_УМОВНИХ_20_ПОЗНАЧЕНЬ_2c__20_СИМВОЛІВ_2c__20_СКОРОЧЕНЬІ_20_ТЕРМІНІВ"/>
    <style:master-page style:name="ПЕРЕЛІК_20_УМОВНИХ_20_ПОЗНАЧЕНЬ_2c__20_СИМВОЛІВ_2c__20_СКОРОЧЕНЬІ_20_ТЕРМІНІВ" style:display-name="ПЕРЕЛІК УМОВНИХ ПОЗНАЧЕНЬ, СИМВОЛІВ, СКОРОЧЕНЬІ ТЕРМІНІВ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8T11:10:56</meta:creation-date>
    <dc:date>2012-04-19T12:34:01</dc:date>
    <meta:editing-duration>PT1H59M30S</meta:editing-duration>
    <meta:editing-cycles>18</meta:editing-cycles>
    <meta:generator>LibreOffice/3.4$Unix LibreOffice_project/340m1$Build-602</meta:generator>
    <meta:print-date>2012-04-19T11:48:40</meta:print-date>
    <meta:document-statistic meta:table-count="0" meta:image-count="0" meta:object-count="17" meta:page-count="6" meta:paragraph-count="67" meta:word-count="1128" meta:character-count="7382" meta:non-whitespace-character-count="6262"/>
  </office:meta>
</office:document-meta>
</file>

<file path=Object 1/content.xml><?xml version="1.0" encoding="utf-8"?>
<math xmlns="http://www.w3.org/1998/Math/MathML">
  <semantics>
    <mrow>
      <mrow>
        <mi>A</mi>
        <mo stretchy="false">=</mo>
        <mtable>
          <mtr>
            <mtd>
              <mrow>
                <mi/>
              </mrow>
            </mtd>
            <mtd>
              <mrow>
                <msub>
                  <mo stretchy="false">β</mo>
                  <mn>1</mn>
                </msub>
                <msub>
                  <mo stretchy="false">β</mo>
                  <mn>2</mn>
                </msub>
                <mn>...</mn>
                <msub>
                  <mo stretchy="false">β</mo>
                  <mi>n</mi>
                </msub>
              </mrow>
            </mtd>
          </mtr>
          <mtr>
            <mtd>
              <mrow>
                <mtable>
                  <mtr>
                    <mtd>
                      <mrow>
                        <msub>
                          <mo stretchy="false">α</mo>
                          <mn>1</mn>
                        </msub>
                      </mrow>
                    </mtd>
                  </mtr>
                  <mtr>
                    <mtd>
                      <mrow>
                        <msub>
                          <mo stretchy="false">α</mo>
                          <mn>2</mn>
                        </msub>
                      </mrow>
                    </mtd>
                  </mtr>
                  <mtr>
                    <mtd>
                      <mrow>
                        <mn>...</mn>
                      </mrow>
                    </mtd>
                  </mtr>
                  <mtr>
                    <mtd>
                      <mrow>
                        <msub>
                          <mo stretchy="false">α</mo>
                          <mi>m</mi>
                        </msub>
                      </mrow>
                    </mtd>
                  </mtr>
                </mtable>
              </mrow>
            </mtd>
            <mtd>
              <mrow>
                <mfenced open="(" close=")">
                  <mrow>
                    <mtable>
                      <mtr>
                        <mtd>
                          <mrow>
                            <msub>
                              <mi>a</mi>
                              <mn>11</mn>
                            </msub>
                            <msub>
                              <mi>a</mi>
                              <mn>12</mn>
                            </msub>
                            <mn>...</mn>
                            <msub>
                              <mi>a</mi>
                              <mn>1n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21</mn>
                            </msub>
                            <msub>
                              <mi>a</mi>
                              <mn>22</mn>
                            </msub>
                            <mn>...</mn>
                            <msub>
                              <mi>a</mi>
                              <mn>2n</mn>
                            </msub>
                          </mrow>
                        </mtd>
                      </mtr>
                      <mtr>
                        <mtd>
                          <mrow>
                            <mn>...</mn>
                            <mn>...</mn>
                            <mn>...</mn>
                            <mn>...</mn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i mathvariant="italic">m1</mi>
                            </msub>
                            <msub>
                              <mi>a</mi>
                              <mi mathvariant="italic">m2</mi>
                            </msub>
                            <mn>...</mn>
                            <msub>
                              <mi>a</mi>
                              <mi mathvariant="italic">mn</mi>
                            </msub>
                          </mrow>
                        </mtd>
                      </mtr>
                    </mtable>
                  </mrow>
                </mfenced>
              </mrow>
            </mtd>
          </mtr>
        </mtable>
      </mrow>
    </mrow>
    <annotation encoding="StarMath 5.0">A =  

matrix{` # %ibeta_1 %ibeta_2 ... %ibeta_n ## stack{ %ialpha_1 # %ialpha_2 # ... # %ialpha_m} # left ( stack { a_11 a_12 ... a_1n # a_21 a_22 ... a_2n # ... ... ... ... # a_m1 a_m2 ... a_mn } right )} </annotation>
  </semantics>
</math>
</file>

<file path=Object 10/content.xml><?xml version="1.0" encoding="utf-8"?>
<math xmlns="http://www.w3.org/1998/Math/MathML">
  <semantics>
    <mrow>
      <mrow>
        <munderover>
          <mo stretchy="false">∑</mo>
          <mrow>
            <mi>i</mi>
          </mrow>
          <mrow>
            <mi>m</mi>
          </mrow>
        </munderover>
        <mrow>
          <munderover>
            <mo stretchy="false">∑</mo>
            <mrow>
              <mi>j</mi>
            </mrow>
            <mrow>
              <mi>n</mi>
            </mrow>
          </munderover>
          <msub>
            <mi>a</mi>
            <mi mathvariant="italic">ij</mi>
          </msub>
        </mrow>
      </mrow>
      <msub>
        <mi>x</mi>
        <mi>i</mi>
      </msub>
      <msub>
        <mi>y</mi>
        <mi>j</mi>
      </msub>
    </mrow>
    <annotation encoding="StarMath 5.0">sum from{i} to{m} sum from {j} to {n} a_ij  x_i y_j</annotation>
  </semantics>
</math>
</file>

<file path=Object 11/content.xml><?xml version="1.0" encoding="utf-8"?>
<math xmlns="http://www.w3.org/1998/Math/MathML">
  <semantics>
    <mrow>
      <mover accent="true">
        <mi>Г</mi>
        <mo stretchy="false">̄</mo>
      </mover>
    </mrow>
    <annotation encoding="StarMath 5.0">bar Г</annotation>
  </semantics>
</math>
</file>

<file path=Object 12/content.xml><?xml version="1.0" encoding="utf-8"?>
<math xmlns="http://www.w3.org/1998/Math/MathML">
  <semantics>
    <mrow>
      <mrow>
        <mover accent="true">
          <mrow>
            <mi>v</mi>
          </mrow>
          <mo stretchy="false">̄</mo>
        </mover>
        <mo stretchy="false">=</mo>
        <munder>
          <mi mathvariant="italic">min</mi>
          <mrow>
            <mi>j</mi>
          </mrow>
        </munder>
      </mrow>
      <munder>
        <mi mathvariant="italic">max</mi>
        <mrow>
          <mi>i</mi>
        </mrow>
      </munder>
      <mi>K</mi>
      <mrow>
        <mo stretchy="false">(</mo>
        <mrow>
          <mi>x</mi>
          <mi>,</mi>
          <mi>y</mi>
        </mrow>
        <mo stretchy="false">)</mo>
      </mrow>
    </mrow>
    <annotation encoding="StarMath 5.0">bar  {v}  = min csub{j} max csub{i} K(x ,y)</annotation>
  </semantics>
</math>
</file>

<file path=Object 13/content.xml><?xml version="1.0" encoding="utf-8"?>
<math xmlns="http://www.w3.org/1998/Math/MathML">
  <semantics>
    <mrow>
      <mrow>
        <munder accentunder="true">
          <mrow>
            <mi>v</mi>
          </mrow>
          <mo>̲</mo>
        </munder>
        <mo stretchy="false">=</mo>
        <munder>
          <mi mathvariant="italic">max</mi>
          <mrow>
            <mi>i</mi>
          </mrow>
        </munder>
      </mrow>
      <munder>
        <mi mathvariant="italic">min</mi>
        <mrow>
          <mi>j</mi>
        </mrow>
      </munder>
      <mi>K</mi>
      <mrow>
        <mo stretchy="false">(</mo>
        <mrow>
          <mi>x</mi>
          <mi>,</mi>
          <mi>y</mi>
        </mrow>
        <mo stretchy="false">)</mo>
      </mrow>
    </mrow>
    <annotation encoding="StarMath 5.0">underline  {v}  = max csub{i} min csub{j}  K(x ,y)</annotation>
  </semantics>
</math>
</file>

<file path=Object 14/content.xml><?xml version="1.0" encoding="utf-8"?>
<math xmlns="http://www.w3.org/1998/Math/MathML">
  <semantics>
    <mrow>
      <mrow>
        <munder accentunder="true">
          <mrow>
            <mi>v</mi>
          </mrow>
          <mo>̲</mo>
        </munder>
        <mo stretchy="false">⩽</mo>
        <mover accent="true">
          <mrow>
            <mi>v</mi>
          </mrow>
          <mo stretchy="false">̄</mo>
        </mover>
      </mrow>
    </mrow>
    <annotation encoding="StarMath 5.0">underline {v} leslant bar {v}</annotation>
  </semantics>
</math>
</file>

<file path=Object 15/content.xml><?xml version="1.0" encoding="utf-8"?>
<math xmlns="http://www.w3.org/1998/Math/MathML">
  <semantics>
    <mrow>
      <munder accentunder="true">
        <mrow>
          <mi>v</mi>
        </mrow>
        <mo>̲</mo>
      </munder>
    </mrow>
    <annotation encoding="StarMath 5.0">underline {v}</annotation>
  </semantics>
</math>
</file>

<file path=Object 16/content.xml><?xml version="1.0" encoding="utf-8"?>
<math xmlns="http://www.w3.org/1998/Math/MathML">
  <semantics>
    <mrow>
      <mover accent="true">
        <mrow>
          <mi>v</mi>
        </mrow>
        <mo stretchy="false">̄</mo>
      </mover>
    </mrow>
    <annotation encoding="StarMath 5.0">bar {v}</annotation>
  </semantics>
</math>
</file>

<file path=Object 17/content.xml><?xml version="1.0" encoding="utf-8"?>
<math xmlns="http://www.w3.org/1998/Math/MathML">
  <semantics>
    <mrow>
      <mover accent="true">
        <mrow>
          <msub>
            <mi>Г</mi>
            <mi>А</mi>
          </msub>
        </mrow>
        <mo stretchy="false">̄</mo>
      </mover>
    </mrow>
    <annotation encoding="StarMath 5.0">bar {Г_А}</annotation>
  </semantics>
</math>
</file>

<file path=Object 2/content.xml><?xml version="1.0" encoding="utf-8"?>
<math xmlns="http://www.w3.org/1998/Math/MathML">
  <semantics>
    <mrow>
      <mrow>
        <munder accentunder="true">
          <mrow>
            <mi>v</mi>
          </mrow>
          <mo>̲</mo>
        </munder>
        <mo stretchy="false">=</mo>
        <munder>
          <mi mathvariant="italic">max</mi>
          <mrow>
            <mi>i</mi>
          </mrow>
        </munder>
      </mrow>
      <munder>
        <mi mathvariant="italic">max</mi>
        <mrow>
          <mi>j</mi>
        </mrow>
      </munder>
      <msub>
        <mi>a</mi>
        <mi mathvariant="italic">ij</mi>
      </msub>
    </mrow>
    <annotation encoding="StarMath 5.0">underline {v}  = max csub{i} max csub{j} a_ij </annotation>
  </semantics>
</math>
</file>

<file path=Object 3/content.xml><?xml version="1.0" encoding="utf-8"?>
<math xmlns="http://www.w3.org/1998/Math/MathML">
  <semantics>
    <mrow>
      <mrow>
        <mover accent="true">
          <mrow>
            <mi>v</mi>
          </mrow>
          <mo stretchy="false">̄</mo>
        </mover>
        <mo stretchy="false">=</mo>
        <munder>
          <mi mathvariant="italic">min</mi>
          <mrow>
            <mi>j</mi>
          </mrow>
        </munder>
      </mrow>
      <munder>
        <mi mathvariant="italic">max</mi>
        <mrow>
          <mi>i</mi>
        </mrow>
      </munder>
      <msub>
        <mi>a</mi>
        <mi mathvariant="italic">ij</mi>
      </msub>
    </mrow>
    <annotation encoding="StarMath 5.0">bar  {v}  = min csub{j} max csub{i} a_ij </annotation>
  </semantics>
</math>
</file>

<file path=Object 4/content.xml><?xml version="1.0" encoding="utf-8"?>
<math xmlns="http://www.w3.org/1998/Math/MathML">
  <semantics>
    <mrow>
      <munder accentunder="true">
        <mrow>
          <mi>v</mi>
        </mrow>
        <mo>̲</mo>
      </munder>
    </mrow>
    <annotation encoding="StarMath 5.0">underline {v}</annotation>
  </semantics>
</math>
</file>

<file path=Object 5/content.xml><?xml version="1.0" encoding="utf-8"?>
<math xmlns="http://www.w3.org/1998/Math/MathML">
  <semantics>
    <mrow>
      <mover accent="true">
        <mrow>
          <mi>v</mi>
        </mrow>
        <mo stretchy="false">̄</mo>
      </mover>
    </mrow>
    <annotation encoding="StarMath 5.0">bar {v}</annotation>
  </semantics>
</math>
</file>

<file path=Object 6/content.xml><?xml version="1.0" encoding="utf-8"?>
<math xmlns="http://www.w3.org/1998/Math/MathML">
  <semantics>
    <mrow>
      <mrow>
        <munder accentunder="true">
          <mrow>
            <mi>v</mi>
          </mrow>
          <mo>̲</mo>
        </munder>
        <mo stretchy="false">⩽</mo>
        <mover accent="true">
          <mrow>
            <mi>v</mi>
          </mrow>
          <mo stretchy="false">̄</mo>
        </mover>
      </mrow>
    </mrow>
    <annotation encoding="StarMath 5.0">underline {v} leslant bar {v}</annotation>
  </semantics>
</math>
</file>

<file path=Object 7/content.xml><?xml version="1.0" encoding="utf-8"?>
<math xmlns="http://www.w3.org/1998/Math/MathML">
  <semantics>
    <mrow>
      <munder accentunder="true">
        <mrow>
          <mi>v</mi>
        </mrow>
        <mo>̲</mo>
      </munder>
    </mrow>
    <annotation encoding="StarMath 5.0">underline {v}</annotation>
  </semantics>
</math>
</file>

<file path=Object 8/content.xml><?xml version="1.0" encoding="utf-8"?>
<math xmlns="http://www.w3.org/1998/Math/MathML">
  <semantics>
    <mrow>
      <mover accent="true">
        <mrow>
          <mi>v</mi>
        </mrow>
        <mo stretchy="false">̄</mo>
      </mover>
    </mrow>
    <annotation encoding="StarMath 5.0">bar {v}</annotation>
  </semantics>
</math>
</file>

<file path=Object 9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n>5</mn>
                  </mrow>
                </mtd>
                <mtd>
                  <mrow>
                    <mn>6</mn>
                  </mrow>
                </mtd>
                <mtd>
                  <mrow>
                    <mn>5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5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4</mn>
                  </mrow>
                </mtd>
                <mtd>
                  <mrow>
                    <mn>2</mn>
                  </mrow>
                </mtd>
              </mtr>
            </mtable>
          </mrow>
        </mfenced>
      </mrow>
    </mrow>
    <annotation encoding="StarMath 5.0">A = left ( matrix {5 # 6 # 5 ## 2 # 5 # 1 ## 1 # 4 # 2} right )</annotation>
  </semantics>
</math>
</file>